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stellar Overdrive</text:p>
      <text:p text:style-name="Standard"/>
      <text:p text:style-name="Standard">Design Goals</text:p>
      <text:p text:style-name="Standard">To create a fun, engaging, deck-building game that expands on and polishes the art of deck-builders. A focus on tightness, strategic construction, and engaging but understandable tactics</text:p>
      <text:p text:style-name="Standard"/>
      <text:p text:style-name="Standard">Three different modes<text:line-break/><text:tab/>Multiplayer mildly competitive<text:line-break/><text:tab/>Two player direct attack</text:p>
      <text:p text:style-name="Standard"><text:tab/>Cooperative/against an AI</text:p>
      <text:p text:style-name="Standard"/>
      <text:p text:style-name="Standard">Core concepts</text:p>
      <text:p text:style-name="Standard">Energy – per turn resource, used to play cards</text:p>
      <text:p text:style-name="Standard"><text:tab/>Real game – should be easy to add/subtract – a chip + slider showing total that is gained during a turn</text:p>
      <text:p text:style-name="Standard"><text:tab/>Start with three</text:p>
      <text:p text:style-name="Standard">Currency – Used to buy cards for your deck</text:p>
      <text:p text:style-name="Standard">Strength - Some kind of enemy. Rogue faction, Blobs/monsters?</text:p>
      <text:p text:style-name="Standard"><text:tab/>With shielding, Rogues could affect player planets</text:p>
      <text:p text:style-name="Standard"><text:tab/>Cards that give more strength and shielding require more energy</text:p>
      <text:p text:style-name="Standard"/>
      <text:p text:style-name="Standard">Cards</text:p>
      <text:p text:style-name="Standard">Shields? - Affects planets, keeps them from being destroyed by enemies/trade row enemies</text:p>
      <text:p text:style-name="Standard"><text:tab/>Or shields could be played on planets, you can only attack planets if the shield is down</text:p>
      <text:p text:style-name="Standard"><text:tab/>Potentially shields could require energy, but this seems hard to balance with other cards also requiring energy. Instead, leftover energy could be used to shield planets at the end of each turn. This implies shield cards would need to be stronger than that default</text:p>
      <text:p text:style-name="Standard"><text:tab/>What about leftover shields? Players have a “home world”? This could be where honor tokens are stored, or has a finite health</text:p>
      <text:p text:style-name="Standard"><text:tab/></text:p>
      <text:p text:style-name="Standard"><text:tab/>Should always have a Draw 1 – Maaaybe stronger shields don't draw 1</text:p>
      <text:p text:style-name="Standard"><text:tab/>Mirror shields – reflect some damage back</text:p>
      <text:p text:style-name="Standard"><text:tab/>Attached to planets, must be knocked down before the planet can be destroyed</text:p>
      <text:p text:style-name="Standard"/>
      <text:p text:style-name="Standard">Planets/Stars – Exist; have on-going effects (ie giving energy or other resources)</text:p>
      <text:p text:style-name="Standard"><text:tab/>Planets stay around – there's a small finite supply of them, and players can only take/lose control of them</text:p>
      <text:p text:style-name="Standard"><text:tab/>Players can conquer them to bring them to their side</text:p>
      <text:p text:style-name="Standard"><text:tab/>Probably want planets to generally have low health 1-3, with shields making up the difference</text:p>
      <text:p text:style-name="Standard"><text:tab/></text:p>
      <text:p text:style-name="Standard"><text:tab/>Black Hole Star - Cool</text:p>
      <text:p text:style-name="Standard"><text:tab/>Have health that persists over turns – Can be a slider on each card as well</text:p>
      <text:p text:style-name="Standard"><text:tab/>Homeworld – Good health: 10 or 15, if destroyed, that player loses</text:p>
      <text:p text:style-name="Standard"><text:tab/>Using a planet resource requires energy typically</text:p>
      <text:p text:style-name="Standard"><text:tab/>Sample – Centauri A – Pay 1 energy to gain 2 strength</text:p>
      <text:p text:style-name="Standard"><text:tab/>Centauri B – Pay 1 energy to gain 2 currency or 1 strength</text:p>
      <text:p text:style-name="Standard"/>
      <text:p text:style-name="Standard">Fleets – Like Ascension/every other deckbuilder. Discarded at the end of the turn</text:p>
      <text:p text:style-name="Standard"><text:tab/>Cards that let you move shields between planets</text:p>
      <text:p text:style-name="Standard"><text:soft-page-break/></text:p>
      <text:p text:style-name="Standard">Factions</text:p>
      <text:p text:style-name="Standard">Rogue Alliance</text:p>
      <text:p text:style-name="Standard"><text:tab/>Humans – space marines obviously</text:p>
      <text:p text:style-name="Standard"><text:tab/>Two other civilizations</text:p>
      <text:p text:style-name="Standard"><text:tab/>Cards that give different options, decent at everything, moderate energy drain</text:p>
      <text:p text:style-name="Standard"><text:tab/>Forest green</text:p>
      <text:p text:style-name="Standard">Stellarion</text:p>
      <text:p text:style-name="Standard"><text:tab/>focus on currency gain and shielding, moderate energy gain cards</text:p>
      <text:p text:style-name="Standard"><text:tab/>Rare – planet healers</text:p>
      <text:p text:style-name="Standard"><text:tab/>Tranquil, blue</text:p>
      <text:p text:style-name="Standard">Imperium</text:p>
      <text:p text:style-name="Standard"><text:tab/>focus on strength, low energy gain cards, high energy drain. Planet killers and shield piercers/destroyers</text:p>
      <text:p text:style-name="Standard"><text:tab/>Gamma Ray Burst/Laser Focuser – Planetary annihilator, pierces shields, destroys planets. High energy cost. Game ender</text:p>
      <text:p text:style-name="Standard"><text:tab/>Red, rust, desert themed - #aa2704, #521302, </text:p>
      <text:p text:style-name="Standard">Bot Battalion</text:p>
      <text:p text:style-name="Standard"><text:tab/>Silicon-based lifeforms (or so they believe)</text:p>
      <text:p text:style-name="Standard"><text:tab/>Focus on drawing/combos</text:p>
      <text:p text:style-name="Standard"><text:tab/>Yellow</text:p>
      <text:p text:style-name="Standard">Room for one more?</text:p>
      <text:p text:style-name="Standard"/>
      <text:p text:style-name="Standard">Additional Effect cards</text:p>
      <text:p text:style-name="Standard"><text:tab/>Purple</text:p>
      <text:p text:style-name="Standard"><text:tab/>Space Relics – common type, constructs from a past civilization. Give a range of resource rewards</text:p>
      <text:p text:style-name="Standard"><text:tab/>Mercenaries – Typically a mix of strength and credits to defeat, give a range of rewards</text:p>
      <text:p text:style-name="Standard"><text:tab/>Monsters – Exclusively strength. Gives clout and powerful rewards</text:p>
      <text:p text:style-name="Standard"><text:tab/></text:p>
      <text:p text:style-name="Standard"/>
      <text:p text:style-name="Standard">Mechanics</text:p>
      <text:p text:style-name="Standard">Political Clout (honor tokens) – reward from defeating monsters and cards have them</text:p>
      <text:p text:style-name="Standard">7 cards in trade row</text:p>
      <text:p text:style-name="Standard">1 + 3 X Player count Planets start</text:p>
      <text:p text:style-name="Standard"/>
      <text:p text:style-name="Standard">Win conditions<text:line-break/>All Clout has be gained from the Clout pool</text:p>
      <text:p text:style-name="Standard">OR any player controls 4 or more planets</text:p>
      <text:p text:style-name="Standard">OR all but one player's homeworlds have been eliminated</text:p>
      <text:p text:style-name="Standard"/>
      <text:p text:style-name="Standard">Card Abilities</text:p>
      <text:p text:style-name="Standard">X Energy – Pay X Energy. Gain the effect listed X times. You may only do this once per card ability per turn</text:p>
      <text:p text:style-name="Standard">Retain – If this card is not played, keep it in your hand at the end of this turn</text:p>
      <text:p text:style-name="Standard">Scrap – Permanently remove a card in your deck from play</text:p>
      <text:p text:style-name="Standard">Draw – Draw a card from your deck</text:p>
      <text:p text:style-name="Standard">Transform – Replace this card with the referenced card</text:p>
      <text:p text:style-name="Standard">Pierce – Hit through any shields</text:p>
      <text:p text:style-name="Standard"><text:soft-page-break/>Empower – Upon acquiring this card, you may scrap a card you have already played this turn<text:line-break/>X or Y – Choose to gain exactly one of the listed effects</text:p>
      <text:p text:style-name="Standard">Ally – If you play or have played another card of the same faction, you may activate this ability</text:p>
      <text:p text:style-name="Standard">Infinite Ally – straight from Star Realms. Bonuses for cards of the same faction</text:p>
      <text:p text:style-name="Standard">Colonize – Take control of the planet and move it to your side. Immediately gain the current bonus clout (if any) and move the bonus clout marker to the right one space</text:p>
      <text:p text:style-name="Standard"/>
      <text:p text:style-name="Standard">Damage – consistent icons</text:p>
      <text:p text:style-name="Standard"/>
      <text:p text:style-name="Standard">Homeworld – provides 3 Energy</text:p>
      <text:p text:style-name="Standard"><text:tab/>Abilities: one for now</text:p>
      <text:p text:style-name="Standard"><text:tab/><text:tab/>Pay 2 energy. Gain one of the following: 1 Credit, 1 Strength, 1 Heal</text:p>
      <text:p text:style-name="Standard"/>
      <text:p text:style-name="Standard">Starting deck</text:p>
      <text:p text:style-name="Standard"><text:tab/>Currency + 1, 0 energy</text:p>
      <text:p text:style-name="Standard"><text:tab/>Big Currency + 2, -1 energy<text:line-break/><text:tab/>Strength + 1, -1 energy</text:p>
      <text:p text:style-name="Standard"><text:tab/>Battery + 1 energy, retain</text:p>
      <text:p text:style-name="Standard"><text:tab/>Shield + 1, -1 energy, Draw 1</text:p>
      <text:p text:style-name="Standard"/>
      <text:p text:style-name="Standard">Ideas</text:p>
      <text:p text:style-name="Standard">Should planets generally have both better effects and clout rewards at higher costs, or should these be inverted?</text:p>
      <text:p text:style-name="Standard">Have scrap abilities also give clout</text:p>
      <text:p text:style-name="Standard"/>
      <text:p text:style-name="Standard">Metrics and Feedback</text:p>
      <text:p text:style-name="Standard">What could be added?<text:line-break/>Tweaked?</text:p>
      <text:p text:style-name="Standard">Removed?</text:p>
      <text:p text:style-name="Standard">Anything confusing or unclear?</text:p>
      <text:p text:style-name="Standard">How much would you pay for this (include a negative amount to express how much you wouldn't wan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Tyson</meta:initial-creator>
    <meta:creation-date>2023-01-10T13:40:34.73</meta:creation-date>
    <dc:date>2023-01-26T20:57:20.28</dc:date>
    <dc:creator>Jon Tyson</dc:creator>
    <meta:editing-duration>P7DT19H56M8S</meta:editing-duration>
    <meta:editing-cycles>14</meta:editing-cycles>
    <meta:generator>OpenOffice/4.1.2$Win32 OpenOffice.org_project/412m3$Build-9782</meta:generator>
    <meta:document-statistic meta:table-count="0" meta:image-count="0" meta:object-count="0" meta:page-count="3" meta:paragraph-count="95" meta:word-count="869" meta:character-count="5040"/>
  </office:meta>
</office:document-meta>
</file>